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7"/>
          <table:table-cell office:value-type="string" calcext:value-type="string">
            <text:p>Englisch</text:p>
          </table:table-cell>
          <table:table-cell table:number-columns-repeated="4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454: "Vor langer Zeit, gab's eine LEGENDE unter den Schatten&amp; <text:s text:c="6"/>geflüstert^1... <text:s text:c="3"/>",</text:p>
          </table:table-cell>
          <table:table-cell table:number-columns-repeated="7"/>
          <table:table-cell office:value-type="string" calcext:value-type="string">
            <text:p>Zeilennummer 454: "Once upon a time, a LEGEND&amp;was whispered among shadows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54: " <text:s text:c="2"/>Es war&amp;eine LEGENDE&amp;der HOFFNUNG.",</text:p>
          </table:table-cell>
          <table:table-cell table:number-columns-repeated="7"/>
          <table:table-cell office:value-type="string" calcext:value-type="string">
            <text:p>Zeilennummer 454: "It was&amp;a LEGEND&amp;of HOPE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54: " <text:s text:c="2"/>Es war&amp;eine LEGENDE&amp;der TRÄUME.",</text:p>
          </table:table-cell>
          <table:table-cell table:number-columns-repeated="7"/>
          <table:table-cell office:value-type="string" calcext:value-type="string">
            <text:p>Zeilennummer 454: "It was&amp;a LEGEND&amp;of DREAMS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54: " <text:s text:c="2"/>Es war&amp;eine LEGENDE&amp;des LICHTS.",</text:p>
          </table:table-cell>
          <table:table-cell table:number-columns-repeated="7"/>
          <table:table-cell office:value-type="string" calcext:value-type="string">
            <text:p>Zeilennummer 454: "It was&amp;a LEGEND&amp;of LIGHT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54: " <text:s text:c="2"/>Es war&amp;eine LEGENDE&amp;der DUNKEL-&amp; <text:s text:c="2"/>HEIT. <text:s text:c="2"/>",</text:p>
          </table:table-cell>
          <table:table-cell table:number-columns-repeated="7"/>
          <table:table-cell office:value-type="string" calcext:value-type="string">
            <text:p>Zeilennummer 454: "It was&amp;a LEGEND&amp;of DARK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54: "Dies ist die Legende&amp; <text:s/>^3 <text:s/>von DELTARUNE",</text:p>
          </table:table-cell>
          <table:table-cell table:number-columns-repeated="7"/>
          <table:table-cell office:value-type="string" calcext:value-type="string">
            <text:p>Zeilennummer 454: "This is the legend of&amp; <text:s/>^3 <text:s text:c="2"/>DELTA RUNE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54: "Jahrtausende lang, lebten LICHT &amp; <text:s text:c="2"/>und DUNKELHEIT in Balance^6%",</text:p>
          </table:table-cell>
          <table:table-cell table:number-columns-repeated="7"/>
          <table:table-cell office:value-type="string" calcext:value-type="string">
            <text:p>Zeilennummer 454: "For millenia, LIGHT and DARK&amp;have lived in balance^6,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54: "und brachten frieden der Welt.",</text:p>
          </table:table-cell>
          <table:table-cell table:number-columns-repeated="7"/>
          <table:table-cell office:value-type="string" calcext:value-type="string">
            <text:p>Zeilennummer 454: "Bringing peace to the WORLD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54: " <text:s text:c="4"/>Doch als diese &amp; <text:s text:c="2"/>Harmonie zerbrach...",</text:p>
          </table:table-cell>
          <table:table-cell table:number-columns-repeated="7"/>
          <table:table-cell office:value-type="string" calcext:value-type="string">
            <text:p>Zeilennummer 454: "But if this harmony&amp;were to shatter..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54: "Trat ein schreckliches Schicksal &amp; <text:s text:c="13"/>auf.",</text:p>
          </table:table-cell>
          <table:table-cell table:number-columns-repeated="7"/>
          <table:table-cell office:value-type="string" calcext:value-type="string">
            <text:p>Zeilennummer 454: "A terrible calamity would occur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54: " Der Himmel erschien&amp; Schwarz vor Schreck",</text:p>
          </table:table-cell>
          <table:table-cell table:number-columns-repeated="7"/>
          <table:table-cell office:value-type="string" calcext:value-type="string">
            <text:p>Zeilennummer 454: "The sky will run&amp;black with terror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54: " <text:s text:c="3"/>Und das Land&amp; zerbrach vor Angst.",</text:p>
          </table:table-cell>
          <table:table-cell table:number-columns-repeated="7"/>
          <table:table-cell office:value-type="string" calcext:value-type="string">
            <text:p>Zeilennummer 454: "And the land will&amp;crack with fear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54: "und^1, mit klopfendem Herzen...",</text:p>
          </table:table-cell>
          <table:table-cell table:number-columns-repeated="7"/>
          <table:table-cell office:value-type="string" calcext:value-type="string">
            <text:p>Zeilennummer 454: "Then^1, her heart pounding..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54: " <text:s text:c="3"/>Zog die Erde&amp;ihren letzen Atemzug.",</text:p>
          </table:table-cell>
          <table:table-cell table:number-columns-repeated="7"/>
          <table:table-cell office:value-type="string" calcext:value-type="string">
            <text:p>Zeilennummer 454: "The EARTH will draw&amp;her final breath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54: "Doch auch dann^1, besteht noch &amp; <text:s text:c="9"/>Hoffnung.",</text:p>
          </table:table-cell>
          <table:table-cell table:number-columns-repeated="7"/>
          <table:table-cell office:value-type="string" calcext:value-type="string">
            <text:p>Zeilennummer 454: "Only then^1, shining with hope..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54: "Und drei HELDEN werden&amp; <text:s text:c="4"/>erschein'",</text:p>
          </table:table-cell>
          <table:table-cell table:number-columns-repeated="7"/>
          <table:table-cell office:value-type="string" calcext:value-type="string">
            <text:p>Zeilennummer 454: "Three HEROES appear&amp;at WORLDS' edge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54: "Ein Mensch,",</text:p>
          </table:table-cell>
          <table:table-cell table:number-columns-repeated="7"/>
          <table:table-cell office:value-type="string" calcext:value-type="string">
            <text:p>Zeilennummer 454: "A HUMAN,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54: "Ein Monster",</text:p>
          </table:table-cell>
          <table:table-cell table:number-columns-repeated="7"/>
          <table:table-cell office:value-type="string" calcext:value-type="string">
            <text:p>Zeilennummer 454: "A MONSTER,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54: "und ein PRINZ&amp;DER DUNKELHEIT",</text:p>
          </table:table-cell>
          <table:table-cell table:number-columns-repeated="7"/>
          <table:table-cell office:value-type="string" calcext:value-type="string">
            <text:p>Zeilennummer 454: "And a PRINCE&amp;FROM THE DARK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54: " <text:s text:c="2"/>Nur sie sind in der Lage,&amp; <text:s text:c="2"/>den Geysir zu versiegeln",</text:p>
          </table:table-cell>
          <table:table-cell table:number-columns-repeated="7"/>
          <table:table-cell office:value-type="string" calcext:value-type="string">
            <text:p>Zeilennummer 454: "Only they can seal the fountains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54: " <text:s text:c="4"/>und den Engels-Himmel &amp; <text:s text:c="8"/>zu verbannen.",</text:p>
          </table:table-cell>
          <table:table-cell table:number-columns-repeated="7"/>
          <table:table-cell office:value-type="string" calcext:value-type="string">
            <text:p>Zeilennummer 454: "And banish the ANGEL'S HEAVEN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54: "Nur dann ist die Balance&amp; <text:s text:c="2"/>wiederhergestellt",</text:p>
          </table:table-cell>
          <table:table-cell table:number-columns-repeated="7"/>
          <table:table-cell office:value-type="string" calcext:value-type="string">
            <text:p>Zeilennummer 454: "Only then will balance&amp;be restored,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54: "und die WELT gerettet.",</text:p>
          </table:table-cell>
          <table:table-cell table:number-columns-repeated="7"/>
          <table:table-cell office:value-type="string" calcext:value-type="string">
            <text:p>Zeilennummer 454: "And the WORLD saved&amp;from destruction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54: " <text:s text:c="3"/>Heute ist der Brunnen &amp; <text:s text:c="6"/>der Dunkelheit,",</text:p>
          </table:table-cell>
          <table:table-cell table:number-columns-repeated="7"/>
          <table:table-cell office:value-type="string" calcext:value-type="string">
            <text:p>Zeilennummer 454: "Today, the FOUNTAIN OF DARKNESS-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54: " <text:s text:c="5"/>der Geysir&amp; <text:s text:c="3"/>der diesem Land&amp; <text:s text:c="5"/>Form gibt,",</text:p>
          </table:table-cell>
          <table:table-cell table:number-columns-repeated="7"/>
          <table:table-cell office:value-type="string" calcext:value-type="string">
            <text:p>Zeilennummer 454: "The geyser that&amp;gives this land form-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54: " <text:s text:c="2"/>hoch im Zentrum &amp; des Reichs versteckt.",</text:p>
          </table:table-cell>
          <table:table-cell table:number-columns-repeated="7"/>
          <table:table-cell office:value-type="string" calcext:value-type="string">
            <text:p>Zeilennummer 454: "Stands tall at the&amp;center of the kingdom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54: "Doch vor kurzem tauchte, ein weiterer Geysir am Horizont&amp; <text:s text:c="11"/>auf...",</text:p>
          </table:table-cell>
          <table:table-cell table:number-columns-repeated="7"/>
          <table:table-cell office:value-type="string" calcext:value-type="string">
            <text:p>Zeilennummer 454: "But recently, another fountain&amp;has appeared on the horizon..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54: "Und damit^1, war die Balance von&amp; <text:s/>LICHT und DUNKELHEIT wieder&amp; <text:s text:c="9"/>verschoben...",</text:p>
          </table:table-cell>
          <table:table-cell table:number-columns-repeated="7"/>
          <table:table-cell office:value-type="string" calcext:value-type="string">
            <text:p>Zeilennummer 454: "And with it^1, the balance of&amp;LIGHT and DARK begins to shift...",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1:22:59.883000000</meta:creation-date>
    <dc:date>2023-06-18T21:26:02.837000000</dc:date>
    <meta:editing-duration>PT3M3S</meta:editing-duration>
    <meta:editing-cycles>1</meta:editing-cycles>
    <meta:document-statistic meta:table-count="1" meta:cell-count="59" meta:object-count="0"/>
    <meta:generator>LibreOffice/7.4.3.2$Windows_X86_64 LibreOffice_project/1048a8393ae2eeec98dff31b5c133c5f1d08b890</meta:generator>
  </office:meta>
</office:document-meta>
</file>